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er">
      <style:text-properties fo:language="fr" fo:country="FR" officeooo:rsid="001f15c1" officeooo:paragraph-rsid="001f15c1"/>
    </style:style>
    <style:style style:name="P4" style:family="paragraph" style:parent-style-name="Heading_20_1">
      <style:paragraph-properties fo:break-before="page"/>
      <style:text-properties fo:language="fr" fo:country="FR"/>
    </style:style>
    <style:style style:name="P5" style:family="paragraph" style:parent-style-name="Heading_20_1">
      <style:paragraph-properties fo:break-before="page"/>
      <style:text-properties fo:language="fr" fo:country="FR" officeooo:rsid="002a8cf2" officeooo:paragraph-rsid="002a8cf2"/>
    </style:style>
    <style:style style:name="P6" style:family="paragraph" style:parent-style-name="Heading_20_1" style:list-style-name="">
      <style:text-properties fo:language="fr" fo:country="FR"/>
    </style:style>
    <style:style style:name="P7" style:family="paragraph" style:parent-style-name="Heading_20_1">
      <style:text-properties officeooo:rsid="002507c6" officeooo:paragraph-rsid="002507c6"/>
    </style:style>
    <style:style style:name="P8" style:family="paragraph" style:parent-style-name="Subtitle">
      <style:text-properties officeooo:rsid="00261d61" officeooo:paragraph-rsid="00261d61"/>
    </style:style>
    <style:style style:name="P9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10" style:family="paragraph" style:parent-style-name="Text_20_body">
      <style:text-properties fo:language="fr" fo:country="FR" officeooo:rsid="001f15c1" officeooo:paragraph-rsid="001f15c1"/>
    </style:style>
    <style:style style:name="P11" style:family="paragraph" style:parent-style-name="Text_20_body">
      <style:text-properties officeooo:rsid="0020d5a8" officeooo:paragraph-rsid="0020d5a8"/>
    </style:style>
    <style:style style:name="P12" style:family="paragraph" style:parent-style-name="Text_20_body">
      <style:text-properties officeooo:rsid="00224ba5" officeooo:paragraph-rsid="00224ba5"/>
    </style:style>
    <style:style style:name="P13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6" style:family="paragraph" style:parent-style-name="Text_20_body">
      <style:text-properties officeooo:rsid="00273c47" officeooo:paragraph-rsid="00273c47"/>
    </style:style>
    <style:style style:name="P17" style:family="paragraph" style:parent-style-name="Text_20_body">
      <style:text-properties officeooo:rsid="00287327" officeooo:paragraph-rsid="00287327"/>
    </style:style>
    <style:style style:name="P18" style:family="paragraph" style:parent-style-name="Text_20_body">
      <style:text-properties officeooo:rsid="00261d61" officeooo:paragraph-rsid="00261d61"/>
    </style:style>
    <style:style style:name="P19" style:family="paragraph" style:parent-style-name="Text_20_body">
      <style:text-properties officeooo:rsid="002a8cf2" officeooo:paragraph-rsid="002a8cf2"/>
    </style:style>
    <style:style style:name="P20" style:family="paragraph" style:parent-style-name="Text_20_body">
      <style:text-properties officeooo:rsid="002bbe90" officeooo:paragraph-rsid="002bbe90"/>
    </style:style>
    <style:style style:name="P21" style:family="paragraph" style:parent-style-name="Title">
      <style:text-properties fo:language="fr" fo:country="FR"/>
    </style:style>
    <style:style style:name="T1" style:family="text">
      <style:text-properties officeooo:rsid="0020d5a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4ba5"/>
    </style:style>
    <style:style style:name="T4" style:family="text">
      <style:text-properties officeooo:rsid="0022fe96"/>
    </style:style>
    <style:style style:name="T5" style:family="text">
      <style:text-properties officeooo:rsid="0028732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Histoire des technologies de l’information</text:p>
      <text:p text:style-name="P9">Notes de cours</text:p>
      <text:p text:style-name="P10"/>
      <text:p text:style-name="P8">Arian Dervishaj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des matières</text:p>
          </text:index-title>
          <text:p text:style-name="P1"><text:a xlink:type="simple" xlink:href="#__RefHeading___Toc497_1945161844" text:style-name="Index_20_Link" text:visited-style-name="Index_20_Link">1. Culture numérique<text:tab/>3</text:a></text:p>
          <text:p text:style-name="P1"><text:a xlink:type="simple" xlink:href="#__RefHeading___Toc499_1945161844" text:style-name="Index_20_Link" text:visited-style-name="Index_20_Link">2. Atelier méthodologique<text:tab/>3</text:a></text:p>
        </text:index-body>
      </text:table-of-content>
      <text:p text:style-name="P18"/>
      <text:h text:style-name="P5" text:outline-level="1">Programme de l’année :</text:h>
      <text:p text:style-name="P19"><text:span text:style-name="T2">26/09 Thème 1 : QCM</text:span></text:p>
      <text:p text:style-name="P19">03/10 Thème 2</text:p>
      <text:p text:style-name="P19">10/10 Thème 3 : QCM</text:p>
      <text:p text:style-name="P19">17/10 Rendez vous personnalisés pour le choix des sujets de nos mini-recherches</text:p>
      <text:p text:style-name="P19">31/10 Méthodes de collecte et de gestion de l’information</text:p>
      <text:p text:style-name="P19">07/11 Thème 4</text:p>
      <text:p text:style-name="P19">14/11 Theme 5 : QCM</text:p>
      <text:p text:style-name="P20">21/11 Thème 6</text:p>
      <text:p text:style-name="P20">28/11 Thème 7 : QCM</text:p>
      <text:p text:style-name="P20">05/12 Thème 8</text:p>
      <text:p text:style-name="P20">12/12 Thème 9 : QCM</text:p>
      <text:p text:style-name="P20">19/12 Thème 10</text:p>
      <text:p text:style-name="P20">09/01 Présentations publiquesdes résultats de nos mini-recherches</text:p>
      <text:p text:style-name="P20">16/01 Présentations publiques des résultats de nos mini-recherches</text:p>
      <text:p text:style-name="P20">23/01 Retours personnalisés sur nos présentations</text:p>
      <text:h text:style-name="P6" text:outline-level="1"/>
      <text:h text:style-name="P4" text:outline-level="1"><text:bookmark-start text:name="__RefHeading___Toc497_1945161844"/>1. Culture <text:span text:style-name="T1">numérique</text:span><text:bookmark-end text:name="__RefHeading___Toc497_1945161844"/></text:h>
      <text:p text:style-name="P14"><text:span text:style-name="T5">Les différents i</text:span>mpact<text:span text:style-name="T5">s du numérique</text:span> sur <text:span text:style-name="T5">la société </text:span>:</text:p>
      <text:p text:style-name="P11"><text:span text:style-name="T2">Santé, Travail </text:span><text:span text:style-name="T3">(automatisation, etc...)</text:span><text:span text:style-name="T2">, Modération, Ouvriers des plateforms, Données personnelles, Sociabilités, Addiction, Environnement, Dépendance.</text:span></text:p>
      <text:p text:style-name="P11"/>
      <text:p text:style-name="P13">Techno-determinisme : </text:p>
      <text:p text:style-name="P12">1. Techno-utopisme : <text:tab/><text:tab/>Tout progrès technique est bon pour la société. Exagère l’impact <text:tab/><text:tab/><text:tab/><text:tab/><text:tab/>positif de la technologie sur la société.</text:p>
      <text:p text:style-name="P12">2. <text:span text:style-name="T4">Techno-pessimisme : <text:tab/>Tout progrès technique est mauvais pour la société. Exagère l’impact <text:tab/><text:tab/><text:tab/><text:tab/>négatif de la technologie sur la société.</text:span></text:p>
      <text:p text:style-name="P17"/>
      <text:p text:style-name="P12"/>
      <text:h text:style-name="P7" text:outline-level="1"><text:bookmark-start text:name="__RefHeading___Toc499_1945161844"/>2. Atelier méthodologique<text:bookmark-end text:name="__RefHeading___Toc499_1945161844"/></text:h>
      <text:p text:style-name="P15">Compétences sur lesquels on travaille :</text:p>
      <text:p text:style-name="P16">1. Capacité d’analyse</text:p>
      <text:p text:style-name="P16">2. Capacité de synthèse</text:p>
      <text:p text:style-name="P16">3. Capacité de structuration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rian Dervishaj<text:tab/><text:tab/>19/09/23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3.7.2$Linux_X86_64 LibreOffice_project/30$Build-2</meta:generator>
    <dc:date>2023-09-19T14:47:01.568144823</dc:date>
    <meta:editing-duration>PT39M15S</meta:editing-duration>
    <meta:editing-cycles>14</meta:editing-cycles>
    <meta:document-statistic meta:table-count="0" meta:image-count="0" meta:object-count="0" meta:page-count="4" meta:paragraph-count="34" meta:word-count="198" meta:character-count="1315" meta:non-whitespace-character-count="1137"/>
  </office:meta>
</office:document-meta>
</file>